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21C64E55A11741AEE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9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8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9" style:family="paragraph">
      <style:paragraph-properties fo:margin-left="0cm" fo:margin-right="0cm" fo:margin-top="0cm" fo:margin-bottom="0cm" fo:line-height="150%" fo:text-indent="0cm"/>
    </style:style>
    <style:style style:name="P10" style:family="paragraph">
      <loext:graphic-properties draw:fill="none" draw:fill-color="#ffffff"/>
      <style:paragraph-properties fo:line-height="150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1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12" style:family="paragraph">
      <style:paragraph-properties fo:text-align="center"/>
    </style:style>
    <style:style style:name="P13" style:family="paragraph">
      <style:text-properties fo:font-size="40pt"/>
    </style:style>
    <style:style style:name="P14" style:family="paragraph">
      <style:paragraph-properties fo:margin-left="0cm" fo:margin-right="0cm" fo:margin-top="0cm" fo:margin-bottom="0cm" fo:line-height="150%" fo:text-indent="0cm"/>
      <style:text-properties style:font-size-asian="2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indent="0cm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59cm" svg:height="5.365cm" svg:x="10.205cm" svg:y="5.193cm">
          <draw:text-box>
            <text:p text:style-name="P5"><text:span text:style-name="T1">網頁設計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部屬網頁</text:span><text:span text:style-name="T3">:</text:span><text:span text:style-name="T4">~Github Page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我認為對於學生最好的方法就是</text:span><text:span text:style-name="T5">Github Page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部屬網頁</text:span><text:span text:style-name="T3">:</text:span><text:span text:style-name="T4">~Heroku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(</text:span><text:span text:style-name="T5">現在已經沒有學生免費了 </text:span><text:span text:style-name="T5">QQ)</text:span></text:p>
            <text:p text:style-name="P9"><text:span text:style-name="T5">將程式部署到</text:span><text:span text:style-name="T5">Heroku</text:span><text:span text:style-name="T5">上讓我們的程式在雲端上執行</text:span></text:p>
            <text:p text:style-name="P9"><text:span text:style-name="T5"/></text:p>
            <text:p text:style-name="P9"><text:span text:style-name="T5">常見的就是各種網頁資料、各種</text:span><text:span text:style-name="T5">bot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網頁後端</text:span><text:span text:style-name="T3">:</text:span><text:span text:style-name="T4">~</text:span><text:span text:style-name="T4">概述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對比於前端，後端明顯的區別是</text:span><text:span text:style-name="T6">普通使用者無法影響</text:span></text:p>
            <text:p text:style-name="P9"><text:span text:style-name="T5">以</text:span><text:span text:style-name="T5">PHP</text:span><text:span text:style-name="T5">、</text:span><text:span text:style-name="T5">Ruby</text:span><text:span text:style-name="T5">、</text:span><text:span text:style-name="T5">Node.js</text:span><text:span text:style-name="T5">、</text:span><text:span text:style-name="T5">Java</text:span><text:span text:style-name="T5">、</text:span><text:span text:style-name="T5">Python</text:span><text:span text:style-name="T5">為主流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網頁後端</text:span><text:span text:style-name="T3">:</text:span><text:span text:style-name="T4">~</text:span><text:span text:style-name="T4">概述</text:span><text:span text:style-name="T3">$</text:span></text:p>
          </draw:text-box>
        </draw:frame>
        <draw:frame draw:style-name="gr9" draw:text-style-name="P12" draw:layer="layout" svg:width="13.334cm" svg:height="10.001cm" svg:x="1.305cm" svg:y="3.369cm">
          <draw:image xlink:href="Pictures/10000001000002D00000021C64E55A11741AEEA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><text:span text:style-name="T2">網頁後端</text:span><text:span text:style-name="T3">:</text:span><text:span text:style-name="T4">~</text:span><text:span text:style-name="T4">參考資料</text:span><text:span text:style-name="T3">$</text:span></text:p>
          </draw:text-box>
        </draw:frame>
        <draw:frame draw:style-name="gr8" draw:text-style-name="P10" draw:layer="layout" svg:width="26.305cm" svg:height="8.091cm" svg:x="1.004cm" svg:y="3.28cm">
          <draw:text-box>
            <text:p text:style-name="P9"><text:span text:style-name="T5">- </text:span><text:span text:style-name="T7"><text:a xlink:href="https://medium.com/appworks-school/網頁新手入門-初探網頁架構和前後端語言-a88a5dc86ee3" xlink:type="simple">[教學]</text:a>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 text:style-name="P13"><text:span text:style-name="T2">網頁後端</text:span><text:span text:style-name="T3">:</text:span><text:span text:style-name="T4">~PHP</text:span><text:span text:style-name="T3">$</text:span></text:p>
          </draw:text-box>
        </draw:frame>
        <draw:frame draw:style-name="gr8" draw:text-style-name="P15" draw:layer="layout" svg:width="26.305cm" svg:height="10.478cm" svg:x="1.004cm" svg:y="3.28cm">
          <draw:text-box>
            <text:p text:style-name="P14"><text:span text:style-name="T5">很有名的網頁製作平台</text:span><text:span text:style-name="T5">/</text:span><text:span text:style-name="T5">網站管理系統</text:span><text:span text:style-name="T5">WordPress</text:span><text:span text:style-name="T5">就是用</text:span><text:span text:style-name="T5">PHP</text:span><text:span text:style-name="T5">作為後端</text:span></text:p>
            <text:p text:style-name="P14"><text:span text:style-name="T5"/></text:p>
            <text:p text:style-name="P14"><text:span text:style-name="T5">由於歷史悠久，學習資源上也不會太難找</text:span></text:p>
            <text:p text:style-name="P14"><text:span text:style-name="T5"/></text:p>
            <text:p text:style-name="P14"><text:span text:style-name="T5">- </text:span><text:span text:style-name="T7"><text:a xlink:href="https://ithelp.ithome.com.tw/articles/10191950?sc=hot" xlink:type="simple">[教學資源]</text:a></text:span></text:p>
            <text:p text:style-name="P14"><text:span text:style-name="T5">- </text:span><text:span text:style-name="T7"><text:a xlink:href="https://onlinephp.io/code/b937779a7950c728c0c2538cfa0aa375a6817268" xlink:type="simple">[嘗試看看PHP!]</text:a></text:span></text:p>
            <text:p text:style-name="P14"><text:span text:style-name="T5"/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32cm" svg:height="1.407cm" svg:x="1cm" svg:y="0.933cm">
          <draw:text-box>
            <text:p text:style-name="P13"><text:span text:style-name="T2">網頁後端</text:span><text:span text:style-name="T3">:</text:span><text:span text:style-name="T4">~SQL</text:span><text:span text:style-name="T3">$</text:span></text:p>
          </draw:text-box>
        </draw:frame>
        <draw:frame draw:style-name="gr8" draw:text-style-name="P15" draw:layer="layout" svg:width="26.305cm" svg:height="8.091cm" svg:x="1.004cm" svg:y="3.28cm">
          <draw:text-box>
            <text:p text:style-name="P14"><text:span text:style-name="T5">SQL</text:span><text:span text:style-name="T5">可以想像成它是用來集中管理資料的地方</text:span></text:p>
            <text:p text:style-name="P14"><text:span text:style-name="T5">我們可以想像成它是一個專門放數據資料的倉庫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1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1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1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1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6H53M55S</meta:editing-duration>
    <meta:editing-cycles>85</meta:editing-cycles>
    <meta:generator>LibreOffice/7.3.7.2$Linux_X86_64 LibreOffice_project/30$Build-2</meta:generator>
    <dc:title>terminal</dc:title>
    <dc:date>2023-01-07T03:07:53.232235571</dc:date>
    <meta:document-statistic meta:object-count="84"/>
  </office:meta>
</office:document-meta>
</file>